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Text_20_body">
      <style:text-properties fo:color="#000000" fo:background-color="transparent"/>
    </style:style>
    <style:style style:name="P4" style:family="paragraph" style:parent-style-name="Text_20_body" style:list-style-name="L1">
      <style:text-properties fo:color="#000000" fo:background-color="transparent"/>
    </style:style>
    <style:style style:name="P5" style:family="paragraph" style:parent-style-name="Text_20_body" style:list-style-name="L2">
      <style:text-properties fo:color="#000000" fo:background-color="transparent"/>
    </style:style>
    <style:style style:name="P6" style:family="paragraph" style:parent-style-name="Text_20_body" style:list-style-name="L3">
      <style:text-properties fo:color="#000000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fo:color="#000000" fo:background-color="transparent"/>
    </style:style>
    <style:style style:name="P8" style:family="paragraph" style:parent-style-name="Text_20_body" style:list-style-name="L2">
      <style:paragraph-properties fo:margin-top="0in" fo:margin-bottom="0in" loext:contextual-spacing="false"/>
      <style:text-properties fo:color="#000000" fo:background-color="transparent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fo:color="#000000" fo:background-color="transparent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officeooo:rsid="000e9378"/>
    </style:style>
    <style:style style:name="T5" style:family="text">
      <style:text-properties fo:color="#000000"/>
    </style:style>
    <style:style style:name="T6" style:family="text">
      <style:text-properties fo:color="#000000" fo:background-color="#db5e36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zure Network Watcher Cheat <text:span text:style-name="T4">S</text:span>heet</text:h>
      <text:p text:style-name="Text_20_body"><text:span text:style-name="Strong_20_Emphasis"><text:span text:style-name="T8">Azure Network Watcher</text:span></text:span><text:span text:style-name="T8"> provides tools to </text:span><text:span text:style-name="Strong_20_Emphasis"><text:span text:style-name="T8">monitor, diagnose, view network metrics</text:span></text:span><text:span text:style-name="T8">, and enable or disable logs for resources in an Azure virtual network. </text:span></text:p>
      <text:p text:style-name="P3">From Network Watcher you can access:</text:p>
      <text:list xml:id="list2829422960" text:style-name="L1">
        <text:list-item>
          <text:p text:style-name="P7">IP flow verify checks  </text:p>
        </text:list-item>
        <text:list-item>
          <text:p text:style-name="P7">Packet Capture </text:p>
        </text:list-item>
        <text:list-item>
          <text:p text:style-name="P7">Troubleshoot VPNs, NSGs </text:p>
        </text:list-item>
        <text:list-item>
          <text:p text:style-name="P7">NSG Flowlogs </text:p>
        </text:list-item>
        <text:list-item>
          <text:p text:style-name="P7">Diagnostic Logs </text:p>
        </text:list-item>
        <text:list-item>
          <text:p text:style-name="P7">Traffic Analytics </text:p>
        </text:list-item>
        <text:list-item>
          <text:p text:style-name="P4">Network Performance Monitor </text:p>
        </text:list-item>
      </text:list>
      <text:p text:style-name="Text_20_body"><text:span text:style-name="T8">Network Watcher </text:span><text:span text:style-name="Strong_20_Emphasis"><text:span text:style-name="T8">can</text:span></text:span><text:span text:style-name="T8"> monitor and repair Azure resources you provision eg:</text:span></text:p>
      <text:list xml:id="list2589123857" text:style-name="L2">
        <text:list-item>
          <text:p text:style-name="P8">Virtual Machines </text:p>
        </text:list-item>
        <text:list-item>
          <text:p text:style-name="P8">Virtual Networks </text:p>
        </text:list-item>
        <text:list-item>
          <text:p text:style-name="P8">Application Gateways </text:p>
        </text:list-item>
        <text:list-item>
          <text:p text:style-name="P5">Load balancer </text:p>
        </text:list-item>
      </text:list>
      <text:p text:style-name="Text_20_body"><text:span text:style-name="T8">Network Watcher </text:span><text:span text:style-name="Strong_20_Emphasis"><text:span text:style-name="T8">cannot</text:span></text:span><text:span text:style-name="T8"> be used to monitor PaaS (fully managed services) monitoring or Web Analytics</text:span></text:p>
      <text:p text:style-name="Text_20_body"><text:span text:style-name="T8">Network Watcher is </text:span><text:span text:style-name="Strong_20_Emphasis"><text:span text:style-name="T8">disabled by default</text:span></text:span><text:span text:style-name="T8"> in most regions so you need to enable it at per region basis</text:span></text:p>
      <text:p text:style-name="Text_20_body"><text:span text:style-name="T8">Network Watcher can </text:span><text:span text:style-name="Strong_20_Emphasis"><text:span text:style-name="T8">visualize</text:span></text:span><text:span text:style-name="T8"> the topology of your VNets</text:span></text:p>
      <text:p text:style-name="P3">You can download the topology as an SVG you to use in presentations and documentation</text:p>
      <text:p text:style-name="P3">You can quickly discover and browse your networking components to quickly monitor and repair your virtual network</text:p>
      <text:p text:style-name="Text_20_body"><text:span text:style-name="Strong_20_Emphasis"><text:span text:style-name="T8">Network Performance Monitor (NPM)</text:span></text:span><text:span text:style-name="T8"> is a </text:span><text:span text:style-name="Strong_20_Emphasis"><text:span text:style-name="T8">cloud-based hybrid network monitoring solution</text:span></text:span><text:span text:style-name="T8"> that helps you </text:span><text:span text:style-name="Strong_20_Emphasis"><text:span text:style-name="T8">monitor network performance between various points</text:span></text:span><text:span text:style-name="T8"> in your network infrastructure.</text:span></text:p>
      <text:p text:style-name="P3">Network Performance Monitor detects network issues like:</text:p>
      <text:list xml:id="list1480228289" text:style-name="L3">
        <text:list-item>
          <text:p text:style-name="P9">traffic blackholing </text:p>
        </text:list-item>
        <text:list-item>
          <text:p text:style-name="P9">routing errors </text:p>
        </text:list-item>
        <text:list-item>
          <text:p text:style-name="P9">unconventional network issues </text:p>
        </text:list-item>
        <text:list-item>
          <text:p text:style-name="P6">generates alerts and notifies you when a threshold is breached for a network link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23:58.284803709</meta:creation-date>
    <dc:date>2022-05-13T08:30:17.605795664</dc:date>
    <meta:editing-duration>PT42S</meta:editing-duration>
    <meta:editing-cycles>2</meta:editing-cycles>
    <meta:generator>LibreOffice/6.4.7.2$Linux_X86_64 LibreOffice_project/40$Build-2</meta:generator>
    <meta:print-date>2022-05-13T08:30:13.206418579</meta:print-date>
    <meta:document-statistic meta:table-count="0" meta:image-count="0" meta:object-count="0" meta:page-count="1" meta:paragraph-count="26" meta:word-count="213" meta:character-count="1351" meta:non-whitespace-character-count="1162"/>
  </office:meta>
</office:document-meta>
</file>